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4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8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 Pot Roast</text:p>
      <text:p text:style-name="P6">Serves: <text:span text:style-name="T9">8 servings</text:span></text:p>
      <text:p text:style-name="P3"/>
      <text:p text:style-name="P2">Ingredients</text:p>
      <text:p text:style-name="P10"><text:span text:style-name="T8">1 (4 to 5-pound) prime boneless beef </text:span><text:a xlink:type="simple" xlink:href="http://www.foodterms.com/encyclopedia/chuck/index.html"><text:span text:style-name="T4">chuck</text:span></text:a><text:span text:style-name="T8"> roast, tied</text:span></text:p>
      <text:p text:style-name="P10"><text:a xlink:type="simple" xlink:href="http://www.foodterms.com/encyclopedia/salt/index.html"><text:span text:style-name="T4">Kosher salt</text:span></text:a><text:span text:style-name="T8"> and freshly ground black pepper</text:span></text:p>
      <text:p text:style-name="P11">All-purpose flour</text:p>
      <text:p text:style-name="P11">Good olive oil</text:p>
      <text:p text:style-name="P11">2 cups chopped carrots (4 carrots)</text:p>
      <text:p text:style-name="P11">2 cups chopped yellow onions (2 onions)</text:p>
      <text:p text:style-name="P11">2 cups chopped celery (4 stalks)</text:p>
      <text:p text:style-name="P11">2 cups chopped leeks, white and light green parts (2 to 4 leeks)</text:p>
      <text:p text:style-name="P11">5 large garlic cloves, peeled and crushed</text:p>
      <text:p text:style-name="P10"><text:span text:style-name="T8">2 cups good red </text:span><text:a xlink:type="simple" xlink:href="http://www.foodterms.com/encyclopedia/wine/index.html"><text:span text:style-name="T4">wine</text:span></text:a><text:span text:style-name="T8">, such as </text:span><text:a xlink:type="simple" xlink:href="http://www.foodterms.com/encyclopedia/burgundy/index.html"><text:span text:style-name="T4">Burgundy</text:span></text:a></text:p>
      <text:p text:style-name="P10"><text:span text:style-name="T8">2 tablespoons </text:span><text:a xlink:type="simple" xlink:href="http://www.foodterms.com/encyclopedia/cognac/index.html"><text:span text:style-name="T4">Cognac</text:span></text:a><text:span text:style-name="T8"> or </text:span><text:a xlink:type="simple" xlink:href="http://www.foodterms.com/encyclopedia/brandy/index.html"><text:span text:style-name="T4">brandy</text:span></text:a></text:p>
      <text:p text:style-name="P10"><text:span text:style-name="T8">1 (28-ounce) can whole plum </text:span><text:a xlink:type="simple" xlink:href="http://www.foodterms.com/encyclopedia/tomato/index.html"><text:span text:style-name="T4">tomatoes</text:span></text:a><text:span text:style-name="T8"> in puree</text:span></text:p>
      <text:p text:style-name="P10"><text:span text:style-name="T8">1 cup </text:span><text:a xlink:type="simple" xlink:href="http://www.foodterms.com/encyclopedia/stock/index.html"><text:span text:style-name="T4">chicken stock</text:span></text:a><text:span text:style-name="T8">, preferably homemade</text:span></text:p>
      <text:p text:style-name="P10"><text:span text:style-name="T8">1 chicken </text:span><text:a xlink:type="simple" xlink:href="http://www.foodterms.com/encyclopedia/bouillon-cube/index.html"><text:span text:style-name="T4">bouillon cube</text:span></text:a></text:p>
      <text:p text:style-name="P10"><text:span text:style-name="T8">3 branches fresh </text:span><text:a xlink:type="simple" xlink:href="http://www.foodterms.com/encyclopedia/thyme/index.html"><text:span text:style-name="T4">thyme</text:span></text:a></text:p>
      <text:p text:style-name="P10"><text:span text:style-name="T8">2 branches fresh </text:span><text:a xlink:type="simple" xlink:href="http://www.foodterms.com/encyclopedia/rosemary/index.html"><text:span text:style-name="T4">rosemary</text:span></text:a></text:p>
      <text:p text:style-name="P11">1 tablespoon unsalted butter, at room temperature</text:p>
      <text:p text:style-name="P2">Directions</text:p>
      <text:p text:style-name="P8">Preheat the oven to 325 degrees F.</text:p>
      <text:p text:style-name="P8"/>
      <text:p text:style-name="P9"><text:span text:style-name="T8">Pat the </text:span><text:a xlink:type="simple" xlink:href="http://www.foodterms.com/encyclopedia/beef/index.html"><text:span text:style-name="T4">beef</text:span></text:a><text:span text:style-name="T8"> dry with a paper towel. Season the roast all over with 1 tablespoon salt and 1 1/2 teaspoons pepper. </text:span><text:a xlink:type="simple" xlink:href="http://www.foodterms.com/encyclopedia/dredge/index.html"><text:span text:style-name="T4">Dredge</text:span></text:a><text:span text:style-name="T8"> the whole roast in flour, including the ends. In a large </text:span><text:a xlink:type="simple" xlink:href="http://www.foodterms.com/encyclopedia/dutch-oven/index.html"><text:span text:style-name="T4">Dutch oven</text:span></text:a><text:span text:style-name="T8">, heat 2 tablespoons olive oil over medium heat. Add the roast and sear for 4 to 5 minutes, until nicely browned. Turn and </text:span><text:a xlink:type="simple" xlink:href="http://www.foodterms.com/encyclopedia/sear/index.html"><text:span text:style-name="T4">sear</text:span></text:a><text:span text:style-name="T8"> the other side and then turn and sear the ends. This should take 4 to 5 minutes for each side. Remove the </text:span><text:a xlink:type="simple" xlink:href="http://www.foodterms.com/encyclopedia/roast/index.html"><text:span text:style-name="T4">roast</text:span></text:a><text:span text:style-name="T8"> to </text:span><text:soft-page-break/><text:span text:style-name="T8">a large plate.</text:span></text:p>
      <text:p text:style-name="P8"/>
      <text:p text:style-name="P9"><text:span text:style-name="T8">Add 2 tablespoons olive oil to the Dutch oven. Add the carrots, onions, celery, leeks, garlic, 1 tablespoon salt, and 1 1/2 teaspoons pepper and cook over medium heat for 10 to 15 minutes, stirring occasionally, until tender but not browned. Add the wine and Cognac and bring to a boil. Add the tomatoes, chicken stock, bouillon cube, 2 teaspoons salt, and 1 teaspoon pepper. Tie the thyme and rosemary together with kitchen string and add to the pot. Put the roast back into the pot, bring to a </text:span><text:a xlink:type="simple" xlink:href="http://www.foodterms.com/encyclopedia/boil/index.html"><text:span text:style-name="T4">boil</text:span></text:a><text:span text:style-name="T8">, and cover. Place in the oven for 2 1/2 hours, until the meat is fork tender or about 160 degrees F internally. Turn the heat down to 250 degrees F after about an hour to keep the sauce at a </text:span><text:a xlink:type="simple" xlink:href="http://www.foodterms.com/encyclopedia/simmer/index.html"><text:span text:style-name="T4">simmer</text:span></text:a><text:span text:style-name="T8">.</text:span></text:p>
      <text:p text:style-name="P8"/>
      <text:p text:style-name="P9"><text:span text:style-name="T8">Remove the roast to a cutting board. Remove the herb bundle and discard. </text:span><text:a xlink:type="simple" xlink:href="http://www.foodterms.com/encyclopedia/skim/index.html"><text:span text:style-name="T4">Skim</text:span></text:a><text:span text:style-name="T8"> off as much fat as possible from the sauce. Transfer half the sauce and vegetables to a </text:span><text:a xlink:type="simple" xlink:href="http://www.foodterms.com/encyclopedia/blender/index.html"><text:span text:style-name="T4">blender</text:span></text:a><text:span text:style-name="T8"> or a </text:span><text:a xlink:type="simple" xlink:href="http://www.foodterms.com/encyclopedia/food-processor/index.html"><text:span text:style-name="T4">food processor</text:span></text:a><text:span text:style-name="T8"> fitted with the steel blade and puree until smooth. Pour the puree back into the pot, place on the stovetop over low heat, and return the </text:span><text:a xlink:type="simple" xlink:href="http://www.foodterms.com/encyclopedia/sauce/index.html"><text:span text:style-name="T4">sauce</text:span></text:a><text:span text:style-name="T8"> to a simmer. Place 2 tablespoons flour and the butter in a small bowl and mash them together with a fork. Stir into the sauce and simmer for 2 minutes, stirring until thickened. Taste for seasonings. Remove the strings from the roast, and slice the meat. Serve warm with the sauce spooned over it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5:30:42</meta:creation-date>
    <meta:document-statistic meta:table-count="0" meta:image-count="0" meta:object-count="0" meta:page-count="2" meta:paragraph-count="25" meta:word-count="457" meta:character-count="2479"/>
    <dc:date>2011-08-09T15:32:12</dc:date>
    <dc:creator>Robert Houk</dc:creator>
    <meta:editing-duration>PT00H01M30S</meta:editing-duration>
    <meta:editing-cycles>1</meta:editing-cycles>
    <meta:generator>OpenOffice.org/3.2$Unix OpenOffice.org_project/320m18$Build-9502</meta:generator>
  </office:meta>
</office:document-meta>
</file>